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>
      <style:text-properties officeooo:rsid="000e7088" officeooo:paragraph-rsid="000e7088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fo:font-weight="bold" officeooo:rsid="000e7088" officeooo:paragraph-rsid="000e7088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1" fo:font-size="12pt" officeooo:rsid="000e7088" officeooo:paragraph-rsid="000e7088" style:font-size-asian="12pt" style:font-size-complex="12pt"/>
    </style:style>
    <style:style style:name="P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Arial1" fo:font-size="12pt" style:font-size-asian="12pt" style:font-size-complex="12pt"/>
    </style:style>
    <style:style style:name="P8" style:family="paragraph" style:parent-style-name="Preformatted_20_Text">
      <style:text-properties style:font-name="Arial1" fo:font-size="12pt" style:font-size-asian="12pt" style:font-size-complex="12pt"/>
    </style:style>
    <style:style style:name="P9" style:family="paragraph" style:parent-style-name="Preformatted_20_Text">
      <style:paragraph-properties style:writing-mode="lr-tb"/>
      <style:text-properties style:font-name="Arial1" fo:font-size="12pt" style:font-size-asian="12pt" style:font-size-complex="12pt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>
      <style:text-properties style:font-name="Arial1" fo:font-size="12pt" officeooo:rsid="000e7088" style:font-size-asian="12pt" style:font-size-complex="12pt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fo:font-size="10pt" fo:font-style="normal" fo:font-weight="normal" style:font-size-asian="10pt" style:font-style-asian="normal" style:font-weight-asian="normal"/>
    </style:style>
    <style:style style:name="T3" style:family="text">
      <style:text-properties fo:color="#cf8e6d" loext:opacity="100%" fo:font-style="normal" fo:font-weight="normal" style:font-style-asian="normal" style:font-weight-asian="normal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fo:font-style="normal" fo:font-weight="normal" style:font-style-asian="normal" style:font-weight-asian="normal"/>
    </style:style>
    <style:style style:name="T7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3ae60" loext:opacity="100%" fo:font-size="10pt" fo:font-style="normal" fo:font-weight="normal" style:font-size-asian="10pt" style:font-style-asian="normal" style:font-weight-asian="normal"/>
    </style:style>
    <style:style style:name="T9" style:family="text">
      <style:text-properties fo:color="#b3ae60" loext:opacity="100%" fo:font-style="normal" fo:font-weight="normal" style:font-style-asian="normal" style:font-weight-asian="normal"/>
    </style:style>
    <style:style style:name="T10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ab73" loext:opacity="100%" fo:font-style="normal" fo:font-weight="normal" style:font-style-asian="normal" style:font-weight-asian="normal"/>
    </style:style>
    <style:style style:name="T13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77dbb" loext:opacity="100%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77dbb" loext:opacity="100%" fo:font-style="normal" fo:font-weight="normal" style:font-style-asian="normal" style:font-weight-asian="normal"/>
    </style:style>
    <style:style style:name="T16" style:family="text">
      <style:text-properties style:font-name="Arial1"/>
    </style:style>
    <style:style style:name="T17" style:family="text">
      <style:text-properties style:font-name="Arial1" fo:font-size="12pt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unosEntity</text:p>
      <text:p text:style-name="P6"/>
      <text:p text:style-name="P7" loext:marker-style-name="T4"><text:span text:style-name="T3">package </text:span><text:span text:style-name="T6">projeto.Mari.Biblioteca.entity;<text:line-break/><text:line-break/></text:span><text:span text:style-name="T3">import </text:span><text:span text:style-name="T6">lombok.</text:span><text:span text:style-name="T9">AllArgsConstructor</text:span><text:span text:style-name="T6">;<text:line-break/></text:span><text:span text:style-name="T3">import </text:span><text:span text:style-name="T6">lombok.</text:span><text:span text:style-name="T9">Data</text:span><text:span text:style-name="T6">;<text:line-break/></text:span><text:span text:style-name="T3">import </text:span><text:span text:style-name="T6">lombok.</text:span><text:span text:style-name="T9">NoArgsConstructor</text:span><text:span text:style-name="T6">;<text:line-break/></text:span><text:span text:style-name="T3">import </text:span><text:span text:style-name="T6">org.springframework.data.annotation.</text:span><text:span text:style-name="T9">Id</text:span><text:span text:style-name="T6">;<text:line-break/></text:span><text:span text:style-name="T3">import </text:span><text:span text:style-name="T6">org.springframework.data.relational.core.mapping.</text:span><text:span text:style-name="T9">Column</text:span><text:span text:style-name="T6">;<text:line-break/><text:line-break/></text:span><text:span text:style-name="T9">@Data<text:line-break/>@AllArgsConstructor<text:line-break/>@NoArgsConstructor<text:line-break/><text:line-break/></text:span><text:span text:style-name="T3">public class </text:span><text:span text:style-name="T6">Alunos {<text:line-break/> <text:s text:c="3"/></text:span><text:span text:style-name="T9">@Id<text:line-break/> <text:s text:c="3"/>@Column</text:span><text:span text:style-name="T6">(</text:span><text:span text:style-name="T12">"codUsuario"</text:span><text:span text:style-name="T6">)<text:line-break/> <text:s text:c="3"/></text:span><text:span text:style-name="T3">private </text:span><text:span text:style-name="T6">Long </text:span><text:span text:style-name="T15">codUsuario</text:span><text:span text:style-name="T6">;<text:line-break/><text:line-break/> <text:s text:c="3"/></text:span><text:span text:style-name="T9">@Column</text:span><text:span text:style-name="T6">(</text:span><text:span text:style-name="T12">"nome"</text:span><text:span text:style-name="T6">)<text:line-break/> <text:s text:c="3"/></text:span><text:span text:style-name="T3">private </text:span><text:span text:style-name="T6">String </text:span><text:span text:style-name="T15">nome</text:span><text:span text:style-name="T6">;<text:line-break/><text:line-break/> <text:s text:c="3"/></text:span><text:span text:style-name="T9">@Column</text:span><text:span text:style-name="T6">(</text:span><text:span text:style-name="T12">"documento"</text:span><text:span text:style-name="T6">)<text:line-break/> <text:s text:c="3"/></text:span><text:span text:style-name="T3">private </text:span><text:span text:style-name="T6">Documento </text:span><text:span text:style-name="T15">documento</text:span><text:span text:style-name="T6">;<text:line-break/><text:line-break/> <text:s text:c="3"/></text:span><text:span text:style-name="T9">@Column</text:span><text:span text:style-name="T6">(</text:span><text:span text:style-name="T12">"endereco"</text:span><text:span text:style-name="T6">)<text:line-break/> <text:s text:c="3"/></text:span><text:span text:style-name="T3">private </text:span><text:span text:style-name="T6">String </text:span><text:span text:style-name="T15">endereco</text:span><text:span text:style-name="T6">;<text:line-break/><text:line-break/> <text:s text:c="3"/></text:span><text:span text:style-name="T9">@Column</text:span><text:span text:style-name="T6">(</text:span><text:span text:style-name="T12">"telefone"</text:span><text:span text:style-name="T6">)<text:line-break/> <text:s text:c="3"/></text:span><text:span text:style-name="T3">private </text:span><text:span text:style-name="T6">String </text:span><text:span text:style-name="T15">telefone</text:span><text:span text:style-name="T6">;<text:line-break/><text:line-break/> <text:s text:c="3"/></text:span><text:span text:style-name="T9">@Column</text:span><text:span text:style-name="T6">(</text:span><text:span text:style-name="T12">"codCurso"</text:span><text:span text:style-name="T6">)<text:line-break/> <text:s text:c="3"/></text:span><text:span text:style-name="T3">private int </text:span><text:span text:style-name="T15">codCurso</text:span><text:span text:style-name="T6">;<text:line-break/><text:line-break/> <text:s text:c="3"/></text:span><text:span text:style-name="T9">@Column</text:span><text:span text:style-name="T6">(</text:span><text:span text:style-name="T12">"turma"</text:span><text:span text:style-name="T6">)<text:line-break/> <text:s text:c="3"/></text:span><text:span text:style-name="T3">private </text:span><text:span text:style-name="T6">String </text:span><text:span text:style-name="T15">turma</text:span><text:span text:style-name="T6">;<text:line-break/><text:line-break/> <text:s text:c="3"/></text:span><text:span text:style-name="T9">@Column</text:span><text:span text:style-name="T6">(</text:span><text:span text:style-name="T12">"periodo"</text:span><text:span text:style-name="T6">)<text:line-break/> <text:s text:c="3"/></text:span><text:span text:style-name="T3">private </text:span><text:span text:style-name="T6">String </text:span><text:span text:style-name="T15">periodo</text:span><text:span text:style-name="T6">;<text:line-break/><text:line-break/> <text:s text:c="3"/></text:span><text:span text:style-name="T9">@Column</text:span><text:span text:style-name="T6">(</text:span><text:span text:style-name="T12">"codCirculacao"</text:span><text:span text:style-name="T6">)<text:line-break/> <text:s text:c="3"/></text:span><text:span text:style-name="T3">private </text:span><text:span text:style-name="T6">Circulacao </text:span><text:span text:style-name="T15">codCirculacao</text:span><text:span text:style-name="T6">;<text:line-break/>}<text:line-break/></text:span></text:p>
      <text:p text:style-name="P6"/>
      <text:p text:style-name="P4"><text:span text:style-name="T17">Seu código define uma entidade </text:span><text:span text:style-name="Source_20_Text"><text:span text:style-name="T17">Alunos</text:span></text:span><text:span text:style-name="T17"> usando o Lombok para gerar métodos comuns como getters, setters, construtores, </text:span><text:span text:style-name="Source_20_Text"><text:span text:style-name="T17">equals</text:span></text:span><text:span text:style-name="T17">, </text:span><text:span text:style-name="Source_20_Text"><text:span text:style-name="T17">hashCode</text:span></text:span><text:span text:style-name="T17">, e </text:span><text:span text:style-name="Source_20_Text"><text:span text:style-name="T17">toString</text:span></text:span><text:span text:style-name="T17">. Você também está utilizando anotações do Spring Data para mapear a entidade para uma tabela de banco de dados relacional. Aqui está o código com uma explicação detalhada:</text:span></text:p>
      <text:p text:style-name="P8">java</text:p>
      <text:p text:style-name="P8">Copiar código</text:p>
      <text:p text:style-name="P1"><text:soft-page-break/><text:span text:style-name="Source_20_Text"><text:span text:style-name="T17">package projeto.Mari.Biblioteca.entity;</text:span></text:span></text:p>
      <text:p text:style-name="P9"/>
      <text:p text:style-name="P2"><text:span text:style-name="Source_20_Text"><text:span text:style-name="T17">import lombok.AllArgsConstructor;</text:span></text:span></text:p>
      <text:p text:style-name="P2"><text:span text:style-name="Source_20_Text"><text:span text:style-name="T17">import lombok.Data;</text:span></text:span></text:p>
      <text:p text:style-name="P2"><text:span text:style-name="Source_20_Text"><text:span text:style-name="T17">import lombok.NoArgsConstructor;</text:span></text:span></text:p>
      <text:p text:style-name="P2"><text:span text:style-name="Source_20_Text"><text:span text:style-name="T17">import org.springframework.data.annotation.Id;</text:span></text:span></text:p>
      <text:p text:style-name="P2"><text:span text:style-name="Source_20_Text"><text:span text:style-name="T17">import org.springframework.data.relational.core.mapping.Column;</text:span></text:span></text:p>
      <text:p text:style-name="P9"/>
      <text:p text:style-name="P2"><text:span text:style-name="Source_20_Text"><text:span text:style-name="T17">@Data // Gera getters, setters, equals, hashCode e toString</text:span></text:span></text:p>
      <text:p text:style-name="P2"><text:span text:style-name="Source_20_Text"><text:span text:style-name="T17">@AllArgsConstructor // Gera um construtor com todos os atributos</text:span></text:span></text:p>
      <text:p text:style-name="P2"><text:span text:style-name="Source_20_Text"><text:span text:style-name="T17">@NoArgsConstructor // Gera um construtor sem atributos</text:span></text:span></text:p>
      <text:p text:style-name="P2"><text:span text:style-name="Source_20_Text"><text:span text:style-name="T17">public class Alunos {</text:span></text:span></text:p>
      <text:p text:style-name="P2"><text:span text:style-name="Source_20_Text"><text:span text:style-name="T17"><text:s text:c="4"/>@Id</text:span></text:span></text:p>
      <text:p text:style-name="P2"><text:span text:style-name="Source_20_Text"><text:span text:style-name="T17"><text:s text:c="4"/>@Column("codUsuario")</text:span></text:span></text:p>
      <text:p text:style-name="P2"><text:span text:style-name="Source_20_Text"><text:span text:style-name="T17"><text:s text:c="4"/>private Long codUsuario; // Identificador único do aluno</text:span></text:span></text:p>
      <text:p text:style-name="P9"/>
      <text:p text:style-name="P2"><text:span text:style-name="Source_20_Text"><text:span text:style-name="T17"><text:s text:c="4"/>@Column("nome")</text:span></text:span></text:p>
      <text:p text:style-name="P2"><text:span text:style-name="Source_20_Text"><text:span text:style-name="T17"><text:s text:c="4"/>private String nome; // Nome do aluno</text:span></text:span></text:p>
      <text:p text:style-name="P9"/>
      <text:p text:style-name="P2"><text:span text:style-name="Source_20_Text"><text:span text:style-name="T17"><text:s text:c="4"/>@Column("documento")</text:span></text:span></text:p>
      <text:p text:style-name="P2"><text:span text:style-name="Source_20_Text"><text:span text:style-name="T17"><text:s text:c="4"/>private Documento documento; // Documento do aluno (provavelmente uma outra entidade ou classe)</text:span></text:span></text:p>
      <text:p text:style-name="P9"/>
      <text:p text:style-name="P2"><text:span text:style-name="Source_20_Text"><text:span text:style-name="T17"><text:s text:c="4"/>@Column("endereco")</text:span></text:span></text:p>
      <text:p text:style-name="P2"><text:span text:style-name="Source_20_Text"><text:span text:style-name="T17"><text:s text:c="4"/>private String endereco; // Endereço do aluno</text:span></text:span></text:p>
      <text:p text:style-name="P9"/>
      <text:p text:style-name="P2"><text:span text:style-name="Source_20_Text"><text:span text:style-name="T17"><text:s text:c="4"/>@Column("telefone")</text:span></text:span></text:p>
      <text:p text:style-name="P2"><text:span text:style-name="Source_20_Text"><text:span text:style-name="T17"><text:s text:c="4"/>private String telefone; // Telefone do aluno</text:span></text:span></text:p>
      <text:p text:style-name="P9"/>
      <text:p text:style-name="P2"><text:span text:style-name="Source_20_Text"><text:span text:style-name="T17"><text:s text:c="4"/>@Column("codCurso")</text:span></text:span></text:p>
      <text:p text:style-name="P2"><text:span text:style-name="Source_20_Text"><text:span text:style-name="T17"><text:s text:c="4"/>private int codCurso; // Código do curso do aluno</text:span></text:span></text:p>
      <text:p text:style-name="P9"/>
      <text:p text:style-name="P2"><text:span text:style-name="Source_20_Text"><text:span text:style-name="T17"><text:s text:c="4"/>@Column("turma")</text:span></text:span></text:p>
      <text:p text:style-name="P2"><text:span text:style-name="Source_20_Text"><text:span text:style-name="T17"><text:s text:c="4"/>private String turma; // Turma do aluno</text:span></text:span></text:p>
      <text:p text:style-name="P9"/>
      <text:p text:style-name="P2"><text:span text:style-name="Source_20_Text"><text:span text:style-name="T17"><text:s text:c="4"/>@Column("periodo")</text:span></text:span></text:p>
      <text:p text:style-name="P2"><text:span text:style-name="Source_20_Text"><text:span text:style-name="T17"><text:s text:c="4"/>private String periodo; // Período do curso do aluno</text:span></text:span></text:p>
      <text:p text:style-name="P9"/>
      <text:p text:style-name="P2"><text:span text:style-name="Source_20_Text"><text:span text:style-name="T17"><text:s text:c="4"/>@Column("codCirculacao")</text:span></text:span></text:p>
      <text:p text:style-name="P2"><text:span text:style-name="Source_20_Text"><text:span text:style-name="T17"><text:s text:c="4"/>private Circulacao codCirculacao; // Código de circulação (provavelmente uma outra entidade ou classe)</text:span></text:span></text:p>
      <text:p text:style-name="P3"><text:span text:style-name="Source_20_Text"><text:span text:style-name="T17">}</text:span></text:span></text:p>
      <text:p text:style-name="Text_20_body"><text:span text:style-name="Strong_20_Emphasis"><text:span text:style-name="T17">Explicação detalhada:</text:span></text:span></text:p>
      <text:list text:style-name="L1">
        <text:list-item>
          <text:p text:style-name="P10"><text:span text:style-name="Strong_20_Emphasis"><text:span text:style-name="T17">Pacote e Importações</text:span></text:span><text:span text:style-name="T17">:</text:span></text:p>
          <text:list>
            <text:list-item>
              <text:p text:style-name="P11"><text:span text:style-name="Source_20_Text"><text:span text:style-name="T17">package projeto.Mari.Biblioteca.entity;</text:span></text:span><text:span text:style-name="T17">: Define o pacote onde esta classe está localizada.</text:span></text:p>
            </text:list-item>
            <text:list-item>
              <text:p text:style-name="P11"><text:span text:style-name="Source_20_Text"><text:span text:style-name="T17">import lombok.AllArgsConstructor;</text:span></text:span><text:span text:style-name="T17">: Importa a anotação </text:span><text:span text:style-name="Source_20_Text"><text:span text:style-name="T17">@AllArgsConstructor</text:span></text:span><text:span text:style-name="T17"> do Lombok para gerar um construtor com todos os atributos.</text:span></text:p>
            </text:list-item>
            <text:list-item>
              <text:p text:style-name="P11"><text:soft-page-break/><text:span text:style-name="Source_20_Text"><text:span text:style-name="T17">import lombok.Data;</text:span></text:span><text:span text:style-name="T17">: Importa a anotação </text:span><text:span text:style-name="Source_20_Text"><text:span text:style-name="T17">@Data</text:span></text:span><text:span text:style-name="T17"> do Lombok para gerar getters, setters, </text:span><text:span text:style-name="Source_20_Text"><text:span text:style-name="T17">equals</text:span></text:span><text:span text:style-name="T17">, </text:span><text:span text:style-name="Source_20_Text"><text:span text:style-name="T17">hashCode</text:span></text:span><text:span text:style-name="T17">, e </text:span><text:span text:style-name="Source_20_Text"><text:span text:style-name="T17">toString</text:span></text:span><text:span text:style-name="T17">.</text:span></text:p>
            </text:list-item>
            <text:list-item>
              <text:p text:style-name="P11"><text:span text:style-name="Source_20_Text"><text:span text:style-name="T17">import lombok.NoArgsConstructor;</text:span></text:span><text:span text:style-name="T17">: Importa a anotação </text:span><text:span text:style-name="Source_20_Text"><text:span text:style-name="T17">@NoArgsConstructor</text:span></text:span><text:span text:style-name="T17"> do Lombok para gerar um construtor sem atributos.</text:span></text:p>
            </text:list-item>
            <text:list-item>
              <text:p text:style-name="P11"><text:span text:style-name="Source_20_Text"><text:span text:style-name="T17">import org.springframework.data.annotation.Id;</text:span></text:span><text:span text:style-name="T17">: Importa a anotação </text:span><text:span text:style-name="Source_20_Text"><text:span text:style-name="T17">@Id</text:span></text:span><text:span text:style-name="T17"> do Spring Data para marcar o campo como chave primária.</text:span></text:p>
            </text:list-item>
            <text:list-item>
              <text:p text:style-name="P11"><text:span text:style-name="Source_20_Text"><text:span text:style-name="T17">import org.springframework.data.relational.core.mapping.Column;</text:span></text:span><text:span text:style-name="T17">: Importa a anotação </text:span><text:span text:style-name="Source_20_Text"><text:span text:style-name="T17">@Column</text:span></text:span><text:span text:style-name="T17"> do Spring Data para mapear os campos da classe para colunas da tabela no banco de dados.</text:span></text:p>
            </text:list-item>
          </text:list>
        </text:list-item>
        <text:list-item>
          <text:p text:style-name="P10"><text:span text:style-name="Strong_20_Emphasis"><text:span text:style-name="T17">Anotações do Lombok</text:span></text:span><text:span text:style-name="T17">:</text:span></text:p>
          <text:list>
            <text:list-item>
              <text:p text:style-name="P11"><text:span text:style-name="Source_20_Text"><text:span text:style-name="T17">@Data</text:span></text:span><text:span text:style-name="T17">: Gera automaticamente getters, setters, métodos </text:span><text:span text:style-name="Source_20_Text"><text:span text:style-name="T17">equals</text:span></text:span><text:span text:style-name="T17">, </text:span><text:span text:style-name="Source_20_Text"><text:span text:style-name="T17">hashCode</text:span></text:span><text:span text:style-name="T17">, e </text:span><text:span text:style-name="Source_20_Text"><text:span text:style-name="T17">toString</text:span></text:span><text:span text:style-name="T17">.</text:span></text:p>
            </text:list-item>
            <text:list-item>
              <text:p text:style-name="P11"><text:span text:style-name="Source_20_Text"><text:span text:style-name="T17">@AllArgsConstructor</text:span></text:span><text:span text:style-name="T17">: Gera um construtor com todos os atributos.</text:span></text:p>
            </text:list-item>
            <text:list-item>
              <text:p text:style-name="P11"><text:span text:style-name="Source_20_Text"><text:span text:style-name="T17">@NoArgsConstructor</text:span></text:span><text:span text:style-name="T17">: Gera um construtor sem atributos.</text:span></text:p>
            </text:list-item>
          </text:list>
        </text:list-item>
        <text:list-item>
          <text:p text:style-name="P10"><text:span text:style-name="Strong_20_Emphasis"><text:span text:style-name="T17">Anotações do Spring Data</text:span></text:span><text:span text:style-name="T17">:</text:span></text:p>
          <text:list>
            <text:list-item>
              <text:p text:style-name="P11"><text:span text:style-name="Source_20_Text"><text:span text:style-name="T17">@Id</text:span></text:span><text:span text:style-name="T17">: Marca o campo </text:span><text:span text:style-name="Source_20_Text"><text:span text:style-name="T17">codUsuario</text:span></text:span><text:span text:style-name="T17"> como a chave primária da entidade.</text:span></text:p>
            </text:list-item>
            <text:list-item>
              <text:p text:style-name="P11"><text:span text:style-name="Source_20_Text"><text:span text:style-name="T17">@Column("codUsuario")</text:span></text:span><text:span text:style-name="T17">: Mapeia o campo </text:span><text:span text:style-name="Source_20_Text"><text:span text:style-name="T17">codUsuario</text:span></text:span><text:span text:style-name="T17"> para a coluna correspondente no banco de dados. As outras anotações </text:span><text:span text:style-name="Source_20_Text"><text:span text:style-name="T17">@Column</text:span></text:span><text:span text:style-name="T17"> fazem mapeamentos semelhantes para os respectivos campos.</text:span></text:p>
            </text:list-item>
          </text:list>
        </text:list-item>
        <text:list-item>
          <text:p text:style-name="P10"><text:span text:style-name="Strong_20_Emphasis"><text:span text:style-name="T17">Atributos da Classe </text:span></text:span><text:span text:style-name="Strong_20_Emphasis"><text:span text:style-name="Source_20_Text"><text:span text:style-name="T17">Alunos</text:span></text:span></text:span><text:span text:style-name="T17">:</text:span></text:p>
          <text:list>
            <text:list-item>
              <text:p text:style-name="P11"><text:span text:style-name="Source_20_Text"><text:span text:style-name="T17">private Long codUsuario</text:span></text:span><text:span text:style-name="T17">: Identificador único do aluno.</text:span></text:p>
            </text:list-item>
            <text:list-item>
              <text:p text:style-name="P11"><text:span text:style-name="Source_20_Text"><text:span text:style-name="T17">private String nome</text:span></text:span><text:span text:style-name="T17">: Nome do aluno.</text:span></text:p>
            </text:list-item>
            <text:list-item>
              <text:p text:style-name="P11"><text:span text:style-name="Source_20_Text"><text:span text:style-name="T17">private Documento documento</text:span></text:span><text:span text:style-name="T17">: Documento do aluno (assumindo que </text:span><text:span text:style-name="Source_20_Text"><text:span text:style-name="T17">Documento</text:span></text:span><text:span text:style-name="T17"> é uma classe ou enum definida em outro lugar no seu projeto).</text:span></text:p>
            </text:list-item>
            <text:list-item>
              <text:p text:style-name="P11"><text:span text:style-name="Source_20_Text"><text:span text:style-name="T17">private String endereco</text:span></text:span><text:span text:style-name="T17">: Endereço do aluno.</text:span></text:p>
            </text:list-item>
            <text:list-item>
              <text:p text:style-name="P11"><text:span text:style-name="Source_20_Text"><text:span text:style-name="T17">private String telefone</text:span></text:span><text:span text:style-name="T17">: Telefone do aluno.</text:span></text:p>
            </text:list-item>
            <text:list-item>
              <text:p text:style-name="P11"><text:span text:style-name="Source_20_Text"><text:span text:style-name="T17">private int codCurso</text:span></text:span><text:span text:style-name="T17">: Código do curso do aluno.</text:span></text:p>
            </text:list-item>
            <text:list-item>
              <text:p text:style-name="P11"><text:span text:style-name="Source_20_Text"><text:span text:style-name="T17">private String turma</text:span></text:span><text:span text:style-name="T17">: Turma do aluno.</text:span></text:p>
            </text:list-item>
            <text:list-item>
              <text:p text:style-name="P11"><text:span text:style-name="Source_20_Text"><text:span text:style-name="T17">private String periodo</text:span></text:span><text:span text:style-name="T17">: Período do curso do aluno.</text:span></text:p>
            </text:list-item>
            <text:list-item>
              <text:p text:style-name="P10"><text:span text:style-name="Source_20_Text"><text:span text:style-name="T17">private Circulacao codCirculacao</text:span></text:span><text:span text:style-name="T17">: Código de circulação (assumindo que </text:span><text:span text:style-name="Source_20_Text"><text:span text:style-name="T17">Circulacao</text:span></text:span><text:span text:style-name="T17"> é uma classe ou enum definida em outro lugar no seu projeto).</text:span></text:p>
            </text:list-item>
          </text:list>
        </text:list-item>
      </text:list>
      <text:p text:style-name="Text_20_body"><text:span text:style-name="T17">Seu código está bem estruturado e segue as convenções padrão. Certifique-se de que as classes </text:span><text:span text:style-name="Source_20_Text"><text:span text:style-name="T17">Documento</text:span></text:span><text:span text:style-name="T17"> e </text:span><text:span text:style-name="Source_20_Text"><text:span text:style-name="T17">Circulacao</text:span></text:span><text:span text:style-name="T17"> estejam devidamente definidas em seu projeto. Além disso, garanta que a configuração do Spring Data está correta para que as anotações </text:span><text:span text:style-name="Source_20_Text"><text:span text:style-name="T17">@Id</text:span></text:span><text:span text:style-name="T17"> e </text:span><text:span text:style-name="Source_20_Text"><text:span text:style-name="T17">@Column</text:span></text:span><text:span text:style-name="T17"> funcionem conforme esperado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17:07:21.153000000</meta:creation-date>
    <dc:date>2024-06-15T09:58:55.013000000</dc:date>
    <meta:editing-duration>PT22M3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61" meta:word-count="570" meta:character-count="4581" meta:non-whitespace-character-count="3932"/>
  </office:meta>
</office:document-meta>
</file>